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3">
      <style:text-properties style:font-name="Arial"/>
    </style:style>
    <style:style style:name="P2" style:family="paragraph" style:parent-style-name="Heading_20_3">
      <style:text-properties style:font-name="Arial" officeooo:paragraph-rsid="001a1282"/>
    </style:style>
    <style:style style:name="P3" style:family="paragraph" style:parent-style-name="Heading_20_3">
      <style:text-properties style:font-name="Arial" officeooo:rsid="001a1282" officeooo:paragraph-rsid="001a1282"/>
    </style:style>
    <style:style style:name="P4" style:family="paragraph" style:parent-style-name="Text_20_body">
      <style:text-properties style:font-name="Arial" fo:font-size="10pt" officeooo:paragraph-rsid="001a1282" style:font-size-asian="10pt" style:font-size-complex="10pt"/>
    </style:style>
    <style:style style:name="P5" style:family="paragraph" style:parent-style-name="Text_20_body">
      <style:text-properties style:font-name="Arial" fo:font-size="10pt" officeooo:rsid="001a1282" officeooo:paragraph-rsid="001a1282" style:font-size-asian="10pt" style:font-size-complex="10pt"/>
    </style:style>
    <style:style style:name="P6" style:family="paragraph" style:parent-style-name="Text_20_body">
      <style:text-properties style:font-name="Arial" fo:font-size="10pt" officeooo:rsid="001ae6fb" officeooo:paragraph-rsid="001ae6fb" style:font-size-asian="10pt" style:font-size-complex="10pt"/>
    </style:style>
    <style:style style:name="P7" style:family="paragraph" style:parent-style-name="Text_20_body">
      <style:text-properties style:font-name="Arial" fo:font-size="10pt" officeooo:paragraph-rsid="001ae6fb" style:font-size-asian="10pt" style:font-size-complex="10pt"/>
    </style:style>
    <style:style style:name="P8" style:family="paragraph" style:parent-style-name="Text_20_body">
      <style:text-properties style:font-name="Arial" fo:font-size="10pt" fo:font-style="normal" officeooo:rsid="001a1282" officeooo:paragraph-rsid="001a1282" style:font-size-asian="10pt" style:font-style-asian="normal" style:font-size-complex="10pt" style:font-style-complex="normal"/>
    </style:style>
    <style:style style:name="P9" style:family="paragraph" style:parent-style-name="Text_20_body">
      <style:text-properties style:font-name="Arial" fo:font-size="10pt" fo:font-style="normal" officeooo:paragraph-rsid="001a1282" style:font-size-asian="10pt" style:font-style-asian="normal" style:font-size-complex="10pt" style:font-style-complex="normal"/>
    </style:style>
    <style:style style:name="P10" style:family="paragraph" style:parent-style-name="Text_20_body">
      <style:text-properties style:font-name="Arial" fo:font-size="10pt" fo:font-style="normal" officeooo:rsid="001e4f6d" officeooo:paragraph-rsid="001e4f6d" style:font-size-asian="10pt" style:font-style-asian="normal" style:font-size-complex="10pt" style:font-style-complex="normal"/>
    </style:style>
    <style:style style:name="P11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Arial" officeooo:paragraph-rsid="001a1282"/>
    </style:style>
    <style:style style:name="P12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Arial" officeooo:rsid="001d7f9f" officeooo:paragraph-rsid="001d7f9f"/>
    </style:style>
    <style:style style:name="P13" style:family="paragraph" style:parent-style-name="Title">
      <style:text-properties style:font-name="Arial" officeooo:rsid="001a1282" officeooo:paragraph-rsid="001a1282"/>
    </style:style>
    <style:style style:name="P14" style:family="paragraph" style:parent-style-name="Heading_20_1">
      <style:text-properties style:font-name="Arial" officeooo:rsid="001a1282" officeooo:paragraph-rsid="001a1282"/>
    </style:style>
    <style:style style:name="P15" style:family="paragraph" style:parent-style-name="Heading_20_1">
      <style:text-properties style:font-name="Arial" officeooo:paragraph-rsid="001a1282"/>
    </style:style>
    <style:style style:name="T1" style:family="text">
      <style:text-properties officeooo:rsid="001a1282"/>
    </style:style>
    <style:style style:name="T2" style:family="text">
      <style:text-properties fo:font-style="italic" officeooo:rsid="001a1282" style:font-style-asian="italic" style:font-style-complex="italic"/>
    </style:style>
    <style:style style:name="T3" style:family="text">
      <style:text-properties officeooo:rsid="001d6a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AYMENTS API</text:p>
      <text:h text:style-name="P14" text:outline-level="1">Create Payment</text:h>
      <text:p text:style-name="P4"><text:span text:style-name="T1">Creates and persists a new Payment</text:span></text:p>
      <text:h text:style-name="P1" text:outline-level="3">Url</text:h>
      <text:p text:style-name="P8">/v1/payments</text:p>
      <text:h text:style-name="P2" text:outline-level="3">Method</text:h>
      <text:p text:style-name="P5">POST</text:p>
      <text:h text:style-name="P3" text:outline-level="3">Data parameters</text:h>
      <text:p text:style-name="P4">{</text:p>
      <text:p text:style-name="P4"><text:s text:c="4"/>"amount": "100.21",</text:p>
      <text:p text:style-name="P4"><text:s text:c="4"/>"beneficiary_party": {</text:p>
      <text:p text:style-name="P4"><text:s text:c="8"/>"account_name": "W Owens",</text:p>
      <text:p text:style-name="P4"><text:s text:c="8"/>"account_number": "31926819",</text:p>
      <text:p text:style-name="P4"><text:s text:c="8"/>"account_number_code": "BBAN",</text:p>
      <text:p text:style-name="P4"><text:s text:c="8"/>"account_type": 0,</text:p>
      <text:p text:style-name="P4"><text:s text:c="8"/>"address": "1 The Beneficiary Localtown SE2",</text:p>
      <text:p text:style-name="P4"><text:s text:c="8"/>"bank_id": "403000",</text:p>
      <text:p text:style-name="P4"><text:s text:c="8"/>"bank_id_code": "GBDSC",</text:p>
      <text:p text:style-name="P4"><text:s text:c="8"/>"name": "Wilfred Jeremiah Owens"</text:p>
      <text:p text:style-name="P4"><text:s text:c="4"/>},</text:p>
      <text:p text:style-name="P4"><text:s text:c="4"/>"charges_information": {</text:p>
      <text:p text:style-name="P4"><text:s text:c="8"/>"bearer_code": "SHAR",</text:p>
      <text:p text:style-name="P4"><text:s text:c="8"/>"sender_charges": [</text:p>
      <text:p text:style-name="P4"><text:s text:c="12"/>{</text:p>
      <text:p text:style-name="P4"><text:s text:c="16"/>"amount": "5.00",</text:p>
      <text:p text:style-name="P4"><text:s text:c="16"/>"currency": "GBP"</text:p>
      <text:p text:style-name="P4"><text:s text:c="12"/>},</text:p>
      <text:p text:style-name="P4"><text:s text:c="12"/>{</text:p>
      <text:p text:style-name="P4"><text:s text:c="16"/>"amount": "10.00",</text:p>
      <text:p text:style-name="P4"><text:soft-page-break/><text:s text:c="16"/>"currency": "USD"</text:p>
      <text:p text:style-name="P4"><text:s text:c="12"/>}</text:p>
      <text:p text:style-name="P4"><text:s text:c="8"/>],</text:p>
      <text:p text:style-name="P4"><text:s text:c="8"/>"receiver_charges_amount": "1.00",</text:p>
      <text:p text:style-name="P4"><text:s text:c="8"/>"receiver_charges_currency": "USD"</text:p>
      <text:p text:style-name="P4"><text:s text:c="4"/>},</text:p>
      <text:p text:style-name="P4"><text:s text:c="4"/>"currency": "GBP",</text:p>
      <text:p text:style-name="P4"><text:s text:c="4"/>"debtor_party": {</text:p>
      <text:p text:style-name="P4"><text:s text:c="8"/>"account_name": "EJ Brown Black",</text:p>
      <text:p text:style-name="P4"><text:s text:c="8"/>"account_number": "GB29XABC10161234567801",</text:p>
      <text:p text:style-name="P4"><text:s text:c="8"/>"account_number_code": "IBAN",</text:p>
      <text:p text:style-name="P4"><text:s text:c="8"/>"address": "10 Debtor Crescent Sourcetown NE1",</text:p>
      <text:p text:style-name="P4"><text:s text:c="8"/>"bank_id": "203301",</text:p>
      <text:p text:style-name="P4"><text:s text:c="8"/>"bank_id_code": "GBDSC",</text:p>
      <text:p text:style-name="P4"><text:s text:c="8"/>"name": "Emelia Jane Brown"</text:p>
      <text:p text:style-name="P4"><text:s text:c="4"/>},</text:p>
      <text:p text:style-name="P4"><text:s text:c="4"/>"end_to_end_reference": "Wil piano Jan",</text:p>
      <text:p text:style-name="P4"><text:s text:c="4"/>"fx": {</text:p>
      <text:p text:style-name="P4"><text:s text:c="8"/>"contract_reference": "FX123",</text:p>
      <text:p text:style-name="P4"><text:s text:c="8"/>"exchange_rate": "2.00000",</text:p>
      <text:p text:style-name="P4"><text:s text:c="8"/>"original_amount": "200.42",</text:p>
      <text:p text:style-name="P4"><text:s text:c="8"/>"original_currency": "USD"</text:p>
      <text:p text:style-name="P4"><text:s text:c="4"/>},</text:p>
      <text:p text:style-name="P4"><text:s text:c="4"/>"numeric_reference": "1002001",</text:p>
      <text:p text:style-name="P4"><text:s text:c="4"/>"payment_id": "123456789012345678",</text:p>
      <text:p text:style-name="P4"><text:s text:c="4"/>"payment_purpose": "Paying for goods/services",</text:p>
      <text:p text:style-name="P4"><text:s text:c="4"/>"payment_scheme": "FPS",</text:p>
      <text:p text:style-name="P4"><text:s text:c="4"/>"payment_type": "Credit",</text:p>
      <text:p text:style-name="P4"><text:s text:c="4"/>"processing_date": "2017-01-18",</text:p>
      <text:p text:style-name="P4"><text:s text:c="4"/>"reference": "Payment for Em's piano lessons",</text:p>
      <text:p text:style-name="P4"><text:s text:c="4"/>"scheme_payment_sub_type": "InternetBanking",</text:p>
      <text:p text:style-name="P4"><text:s text:c="4"/>"scheme_payment_type": "ImmediatePayment",</text:p>
      <text:p text:style-name="P4"><text:s text:c="4"/>"sponsor_party": {</text:p>
      <text:p text:style-name="P4"><text:soft-page-break/><text:s text:c="8"/>"account_number": "56781234",</text:p>
      <text:p text:style-name="P4"><text:s text:c="8"/>"bank_id": "123123",</text:p>
      <text:p text:style-name="P4"><text:s text:c="8"/>"bank_id_code": "GBDSC"</text:p>
      <text:p text:style-name="P4"><text:s text:c="4"/>}</text:p>
      <text:p text:style-name="P4">}</text:p>
      <text:h text:style-name="P2" text:outline-level="3"><text:span text:style-name="T1">Success response</text:span></text:h>
      <text:p text:style-name="P4">201 (Created) if the payment is created successfully, and returns the created payment</text:p>
      <text:h text:style-name="P3" text:outline-level="3">Error response</text:h>
      <text:p text:style-name="P4">400 (Bad Request) if the payment body is not valid</text:p>
      <text:p text:style-name="P11"/>
      <text:h text:style-name="P15" text:outline-level="1"><text:span text:style-name="T1">Get Payment</text:span></text:h>
      <text:p text:style-name="P4"><text:span text:style-name="T1">Retrieves an existing Payment by ID</text:span></text:p>
      <text:h text:style-name="P2" text:outline-level="3">Url</text:h>
      <text:p text:style-name="P9"><text:span text:style-name="T1">/v1/payments/:id</text:span></text:p>
      <text:h text:style-name="P2" text:outline-level="3">Method</text:h>
      <text:p text:style-name="P5">GET</text:p>
      <text:h text:style-name="P3" text:outline-level="3">Data parameters</text:h>
      <text:p text:style-name="P6">None</text:p>
      <text:h text:style-name="P2" text:outline-level="3"><text:span text:style-name="T1">Success response</text:span></text:h>
      <text:p text:style-name="P4">200 (OK) if the payment is retrieved successfully, and returns the retrieved paymen<text:span text:style-name="T1">t</text:span></text:p>
      <text:h text:style-name="P3" text:outline-level="3">Error response</text:h>
      <text:p text:style-name="P4">404 (Not Found) if the payment doesn't exist</text:p>
      <text:p text:style-name="P12"/>
      <text:h text:style-name="P14" text:outline-level="1">Update Payment</text:h>
      <text:p text:style-name="P4"><text:span text:style-name="T1">Updates an existing Payment by ID</text:span></text:p>
      <text:h text:style-name="P2" text:outline-level="3">Url</text:h>
      <text:p text:style-name="P9"><text:span text:style-name="T1">/v1/payments/:id</text:span></text:p>
      <text:h text:style-name="P2" text:outline-level="3"><text:soft-page-break/>Method</text:h>
      <text:p text:style-name="P5">PUT</text:p>
      <text:h text:style-name="P3" text:outline-level="3">Data parameters</text:h>
      <text:p text:style-name="P4">{</text:p>
      <text:p text:style-name="P4"><text:s text:c="4"/>"amount": "100.21",</text:p>
      <text:p text:style-name="P4"><text:s text:c="4"/>"beneficiary_party": {</text:p>
      <text:p text:style-name="P4"><text:s text:c="8"/>"account_name": "W Owens",</text:p>
      <text:p text:style-name="P4"><text:s text:c="8"/>"account_number": "31926819",</text:p>
      <text:p text:style-name="P4"><text:s text:c="8"/>"account_number_code": "BBAN",</text:p>
      <text:p text:style-name="P4"><text:s text:c="8"/>"account_type": 0,</text:p>
      <text:p text:style-name="P4"><text:s text:c="8"/>"address": "1 The Beneficiary Localtown SE2",</text:p>
      <text:p text:style-name="P4"><text:s text:c="8"/>"bank_id": "403000",</text:p>
      <text:p text:style-name="P4"><text:s text:c="8"/>"bank_id_code": "GBDSC",</text:p>
      <text:p text:style-name="P4"><text:s text:c="8"/>"name": "Wilfred Jeremiah Owens"</text:p>
      <text:p text:style-name="P4"><text:s text:c="4"/>},</text:p>
      <text:p text:style-name="P4"><text:s text:c="4"/>"charges_information": {</text:p>
      <text:p text:style-name="P4"><text:s text:c="8"/>"bearer_code": "SHAR",</text:p>
      <text:p text:style-name="P4"><text:s text:c="8"/>"sender_charges": [</text:p>
      <text:p text:style-name="P4"><text:s text:c="12"/>{</text:p>
      <text:p text:style-name="P4"><text:s text:c="16"/>"amount": "5.00",</text:p>
      <text:p text:style-name="P4"><text:s text:c="16"/>"currency": "GBP"</text:p>
      <text:p text:style-name="P4"><text:s text:c="12"/>},</text:p>
      <text:p text:style-name="P4"><text:s text:c="12"/>{</text:p>
      <text:p text:style-name="P4"><text:s text:c="16"/>"amount": "10.00",</text:p>
      <text:p text:style-name="P4"><text:s text:c="16"/>"currency": "USD"</text:p>
      <text:p text:style-name="P4"><text:s text:c="12"/>}</text:p>
      <text:p text:style-name="P4"><text:s text:c="8"/>],</text:p>
      <text:p text:style-name="P4"><text:s text:c="8"/>"receiver_charges_amount": "1.00",</text:p>
      <text:p text:style-name="P4"><text:s text:c="8"/>"receiver_charges_currency": "USD"</text:p>
      <text:p text:style-name="P4"><text:s text:c="4"/>},</text:p>
      <text:p text:style-name="P4"><text:s text:c="4"/>"currency": "GBP",</text:p>
      <text:p text:style-name="P4"><text:s text:c="4"/>"debtor_party": {</text:p>
      <text:p text:style-name="P4"><text:soft-page-break/><text:s text:c="8"/>"account_name": "EJ Brown Black",</text:p>
      <text:p text:style-name="P4"><text:s text:c="8"/>"account_number": "GB29XABC10161234567801",</text:p>
      <text:p text:style-name="P4"><text:s text:c="8"/>"account_number_code": "IBAN",</text:p>
      <text:p text:style-name="P4"><text:s text:c="8"/>"address": "10 Debtor Crescent Sourcetown NE1",</text:p>
      <text:p text:style-name="P4"><text:s text:c="8"/>"bank_id": "203301",</text:p>
      <text:p text:style-name="P4"><text:s text:c="8"/>"bank_id_code": "GBDSC",</text:p>
      <text:p text:style-name="P4"><text:s text:c="8"/>"name": "Emelia Jane Brown"</text:p>
      <text:p text:style-name="P4"><text:s text:c="4"/>},</text:p>
      <text:p text:style-name="P4"><text:s text:c="4"/>"end_to_end_reference": "Wil piano Jan",</text:p>
      <text:p text:style-name="P4"><text:s text:c="4"/>"fx": {</text:p>
      <text:p text:style-name="P4"><text:s text:c="8"/>"contract_reference": "FX123",</text:p>
      <text:p text:style-name="P4"><text:s text:c="8"/>"exchange_rate": "2.00000",</text:p>
      <text:p text:style-name="P4"><text:s text:c="8"/>"original_amount": "200.42",</text:p>
      <text:p text:style-name="P4"><text:s text:c="8"/>"original_currency": "USD"</text:p>
      <text:p text:style-name="P4"><text:s text:c="4"/>},</text:p>
      <text:p text:style-name="P4"><text:s text:c="4"/>"numeric_reference": "1002001",</text:p>
      <text:p text:style-name="P4"><text:s text:c="4"/>"payment_id": "123456789012345678",</text:p>
      <text:p text:style-name="P4"><text:s text:c="4"/>"payment_purpose": "Paying for goods/services",</text:p>
      <text:p text:style-name="P4"><text:s text:c="4"/>"payment_scheme": "FPS",</text:p>
      <text:p text:style-name="P4"><text:s text:c="4"/>"payment_type": "Credit",</text:p>
      <text:p text:style-name="P4"><text:s text:c="4"/>"processing_date": "2017-01-18",</text:p>
      <text:p text:style-name="P4"><text:s text:c="4"/>"reference": "Payment for Em's piano lessons",</text:p>
      <text:p text:style-name="P4"><text:s text:c="4"/>"scheme_payment_sub_type": "InternetBanking",</text:p>
      <text:p text:style-name="P4"><text:s text:c="4"/>"scheme_payment_type": "ImmediatePayment",</text:p>
      <text:p text:style-name="P4"><text:s text:c="4"/>"sponsor_party": {</text:p>
      <text:p text:style-name="P4"><text:s text:c="8"/>"account_number": "56781234",</text:p>
      <text:p text:style-name="P4"><text:s text:c="8"/>"bank_id": "123123",</text:p>
      <text:p text:style-name="P4"><text:s text:c="8"/>"bank_id_code": "GBDSC"</text:p>
      <text:p text:style-name="P4"><text:s text:c="4"/>}</text:p>
      <text:p text:style-name="P4">}</text:p>
      <text:h text:style-name="P2" text:outline-level="3"><text:span text:style-name="T1">Success response</text:span></text:h>
      <text:p text:style-name="P4">200 (OK) if the payment is updated successfully, and returns the updated payment</text:p>
      <text:h text:style-name="P3" text:outline-level="3"><text:soft-page-break/>Error response</text:h>
      <text:p text:style-name="P4">400 (Bad Request) if the payment body is not valid</text:p>
      <text:p text:style-name="P4">404 (Not Found) if the payment doesn't exist</text:p>
      <text:p text:style-name="P11"/>
      <text:h text:style-name="P15" text:outline-level="1"><text:span text:style-name="T1">Delete Payment</text:span></text:h>
      <text:p text:style-name="P4"><text:span text:style-name="T1">Deletes an existing Payment by ID</text:span></text:p>
      <text:h text:style-name="P2" text:outline-level="3">Url</text:h>
      <text:p text:style-name="P10"><text:span text:style-name="T1">/v1/payments/:id</text:span></text:p>
      <text:h text:style-name="P2" text:outline-level="3">Method</text:h>
      <text:p text:style-name="P5">DELETE</text:p>
      <text:h text:style-name="P3" text:outline-level="3">Data parameters</text:h>
      <text:p text:style-name="P6">None</text:p>
      <text:h text:style-name="P2" text:outline-level="3"><text:span text:style-name="T1">Success response</text:span></text:h>
      <text:p text:style-name="P4">200 (OK) if the payment is updated successfully, and returns the updated payment</text:p>
      <text:h text:style-name="P2" text:outline-level="3"><text:span text:style-name="T1">Error response</text:span></text:h>
      <text:p text:style-name="P4">404 (Not Found) if the payment doesn't exist</text:p>
      <text:p text:style-name="P11"/>
      <text:h text:style-name="P15" text:outline-level="1"><text:span text:style-name="T1">Get All Payments</text:span></text:h>
      <text:p text:style-name="P5">Retrieves all existing Payments</text:p>
      <text:h text:style-name="P2" text:outline-level="3">Url</text:h>
      <text:p text:style-name="P8">/v1/payments</text:p>
      <text:h text:style-name="P2" text:outline-level="3">Method</text:h>
      <text:p text:style-name="P5">GET</text:p>
      <text:h text:style-name="P3" text:outline-level="3">Data parameters</text:h>
      <text:p text:style-name="P6">None</text:p>
      <text:h text:style-name="P2" text:outline-level="3"><text:span text:style-name="T1">Success response</text:span></text:h>
      <text:p text:style-name="P7">200 (OK) if the payment is updated successfully, and returns the updated payment</text:p>
      <text:h text:style-name="P3" text:outline-level="3"><text:soft-page-break/>Error response</text:h>
      <text:p text:style-name="P6"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6:53:27.583035971</meta:creation-date>
    <dc:date>2018-03-22T19:38:10.383299534</dc:date>
    <meta:editing-duration>PT2H34M30S</meta:editing-duration>
    <meta:editing-cycles>6</meta:editing-cycles>
    <meta:generator>LibreOffice/5.4.4.2$Linux_X86_64 LibreOffice_project/40m0$Build-2</meta:generator>
    <meta:document-statistic meta:table-count="0" meta:image-count="0" meta:object-count="0" meta:page-count="7" meta:paragraph-count="178" meta:word-count="462" meta:character-count="4735" meta:non-whitespace-character-count="3619"/>
  </office:meta>
</office:document-meta>
</file>